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1" style:family="table-cell" style:parent-style-name="Default">
      <style:text-properties style:font-name="Segoe UI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6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1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51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6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71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7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7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63" table:formula="of:=[.I28]" office:value-type="currency" office:currency="USD" office:value="640" calcext:value-type="currency" table:number-columns-spanned="2" table:number-rows-spanned="2">
            <text:p>$64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1"/>
          <table:table-cell table:style-name="ce17" office:value-type="string" calcext:value-type="string">
            <text:p>Terms</text:p>
          </table:table-cell>
          <table:table-cell table:style-name="ce11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1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6-01" calcext:value-type="date">
            <text:p>06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1" table:number-columns-repeated="10"/>
          <table:table-cell table:number-columns-repeated="54"/>
        </table:table-row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2"/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Amount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3" office:value-type="date" office:date-value="2026-05-04" calcext:value-type="date">
            <text:p>05/04/26</text:p>
          </table:table-cell>
          <table:table-cell table:style-name="ce33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1"/>
          <table:table-cell table:style-name="ce51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5/06, 05/08</text:p>
          </table:table-cell>
          <table:table-cell table:style-name="ce34" office:value-type="string" calcext:value-type="string">
            <text:p>Cleaning</text:p>
          </table:table-cell>
          <table:table-cell table:style-name="ce2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3" office:value-type="date" office:date-value="2026-05-11" calcext:value-type="date">
            <text:p>05/11/26</text:p>
          </table:table-cell>
          <table:table-cell table:style-name="ce33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20"/>
          <table:table-cell table:style-name="ce51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5/13, 05/15</text:p>
          </table:table-cell>
          <table:table-cell table:style-name="ce34" office:value-type="string" calcext:value-type="string">
            <text:p>Cleaning</text:p>
          </table:table-cell>
          <table:table-cell table:style-name="ce2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3" office:value-type="date" office:date-value="2026-05-18" calcext:value-type="date">
            <text:p>05/18/26</text:p>
          </table:table-cell>
          <table:table-cell table:style-name="ce33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20"/>
          <table:table-cell table:style-name="ce51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5/20, 05/22</text:p>
          </table:table-cell>
          <table:table-cell table:style-name="ce34" office:value-type="string" calcext:value-type="string">
            <text:p>Cleaning</text:p>
          </table:table-cell>
          <table:table-cell table:style-name="ce2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8" office:value-type="date" office:date-value="2026-05-25" calcext:value-type="date">
            <text:p>05/25/26</text:p>
          </table:table-cell>
          <table:table-cell table:style-name="ce33" office:value-type="string" calcext:value-type="string">
            <text:p>Cleaning</text:p>
          </table:table-cell>
          <table:table-cell table:style-name="ce20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20"/>
          <table:table-cell table:style-name="ce53" office:value-type="currency" office:currency="USD" office:value="40" calcext:value-type="currency">
            <text:p>$40.00</text:p>
          </table:table-cell>
          <table:table-cell table:style-name="ce65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6" office:value-type="string" calcext:value-type="string">
            <text:p>05/27, 05/29</text:p>
          </table:table-cell>
          <table:table-cell table:style-name="ce34" office:value-type="string" calcext:value-type="string">
            <text:p>Cleaning</text:p>
          </table:table-cell>
          <table:table-cell table:style-name="ce2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21"/>
          <table:table-cell table:style-name="ce52" office:value-type="currency" office:currency="USD" office:value="40" calcext:value-type="currency">
            <text:p>$40.00</text:p>
          </table:table-cell>
          <table:table-cell table:style-name="ce67" office:value-type="currency" office:currency="USD" office:value="80" calcext:value-type="currency">
            <text:p>$8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20"/>
          <table:table-cell table:style-name="ce37"/>
          <table:table-cell table:style-name="ce20" table:number-columns-spanned="5" table:number-rows-spanned="1"/>
          <table:covered-table-cell table:number-columns-repeated="4" table:style-name="ce20"/>
          <table:table-cell table:style-name="ce53"/>
          <table:table-cell table:style-name="ce65"/>
          <table:table-cell table:style-name="ce11"/>
          <table:table-cell table:number-columns-repeated="54"/>
        </table:table-row>
        <table:table-row table:style-name="ro1">
          <table:table-cell table:style-name="ce21"/>
          <table:table-cell table:style-name="ce34"/>
          <table:table-cell table:style-name="ce21" table:number-columns-spanned="5" table:number-rows-spanned="1"/>
          <table:covered-table-cell table:number-columns-repeated="4" table:style-name="ce21"/>
          <table:table-cell table:style-name="ce58"/>
          <table:table-cell table:style-name="ce71"/>
          <table:table-cell table:style-name="ce11"/>
          <table:table-cell table:number-columns-repeated="54"/>
        </table:table-row>
        <table:table-row table:style-name="ro1">
          <table:table-cell table:style-name="ce11" table:number-columns-repeated="10"/>
          <table:table-cell table:number-columns-repeated="54"/>
        </table:table-row>
        <table:table-row table:style-name="ro1">
          <table:table-cell table:style-name="ce11"/>
          <table:table-cell table:style-name="ce38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1"/>
          <table:table-cell table:style-name="ce11"/>
          <table:table-cell table:style-name="ce59" office:value-type="string" calcext:value-type="string">
            <text:p>Total</text:p>
          </table:table-cell>
          <table:table-cell table:style-name="ce72" table:formula="of:=SUM([.I15:.I24])" office:value-type="currency" office:currency="USD" office:value="640" calcext:value-type="currency">
            <text:p>$64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11"/>
          <table:covered-table-cell table:number-columns-repeated="5" table:style-name="ce11"/>
          <table:table-cell table:style-name="ce11"/>
          <table:table-cell table:style-name="ce60" office:value-type="string" calcext:value-type="string">
            <text:p>Balance Due</text:p>
          </table:table-cell>
          <table:table-cell table:style-name="ce73" table:formula="of:=SUM([.I16:.I25])" office:value-type="currency" office:currency="USD" office:value="640" calcext:value-type="currency">
            <text:p>$640.00</text:p>
          </table:table-cell>
          <table:table-cell table:style-name="ce11"/>
          <table:table-cell table:number-columns-repeated="54"/>
        </table:table-row>
        <table:table-row table:style-name="ro1">
          <table:table-cell table:style-name="ce11"/>
          <table:covered-table-cell table:number-columns-repeated="5" table:style-name="ce11"/>
          <table:table-cell table:style-name="ce11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3"/>
          <table:table-cell table:style-name="ce11"/>
          <table:table-cell table:number-columns-repeated="5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47.855706031</dc:date>
    <meta:editing-duration>PT4H30M33S</meta:editing-duration>
    <meta:editing-cycles>66</meta:editing-cycles>
    <meta:generator>LibreOffice/24.2.7.2$Linux_X86_64 LibreOffice_project/420$Build-2</meta:generator>
    <meta:document-statistic meta:table-count="1" meta:cell-count="68" meta:object-count="1"/>
  </office:meta>
</office:document-meta>
</file>